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6mm"/>
    </style:style>
    <style:style style:name="co2" style:family="table-column">
      <style:table-column-properties fo:break-before="auto" style:column-width="58.1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68.33mm"/>
    </style:style>
    <style:style style:name="co5" style:family="table-column">
      <style:table-column-properties fo:break-before="auto" style:column-width="54.79mm"/>
    </style:style>
    <style:style style:name="co6" style:family="table-column">
      <style:table-column-properties fo:break-before="auto" style:column-width="55.62mm"/>
    </style:style>
    <style:style style:name="co7" style:family="table-column">
      <style:table-column-properties fo:break-before="auto" style:column-width="232.55mm"/>
    </style:style>
    <style:style style:name="co8" style:family="table-column">
      <style:table-column-properties fo:break-before="auto" style:column-width="47.61mm"/>
    </style:style>
    <style:style style:name="co9" style:family="table-column">
      <style:table-column-properties fo:break-before="auto" style:column-width="48.44mm"/>
    </style:style>
    <style:style style:name="co10" style:family="table-column">
      <style:table-column-properties fo:break-before="auto" style:column-width="340.64mm"/>
    </style:style>
    <style:style style:name="co11" style:family="table-column">
      <style:table-column-properties fo:break-before="auto" style:column-width="47.04mm"/>
    </style:style>
    <style:style style:name="co12" style:family="table-column">
      <style:table-column-properties fo:break-before="auto" style:column-width="47.87mm"/>
    </style:style>
    <style:style style:name="co13" style:family="table-column">
      <style:table-column-properties fo:break-before="auto" style:column-width="309.97mm"/>
    </style:style>
    <style:style style:name="co14" style:family="table-column">
      <style:table-column-properties fo:break-before="auto" style:column-width="45.38mm"/>
    </style:style>
    <style:style style:name="co15" style:family="table-column">
      <style:table-column-properties fo:break-before="auto" style:column-width="46.21mm"/>
    </style:style>
    <style:style style:name="co16" style:family="table-column">
      <style:table-column-properties fo:break-before="auto" style:column-width="198.54mm"/>
    </style:style>
    <style:style style:name="co17" style:family="table-column">
      <style:table-column-properties fo:break-before="auto" style:column-width="74.42mm"/>
    </style:style>
    <style:style style:name="co18" style:family="table-column">
      <style:table-column-properties fo:break-before="auto" style:column-width="75.25mm"/>
    </style:style>
    <style:style style:name="co19" style:family="table-column">
      <style:table-column-properties fo:break-before="auto" style:column-width="259.1mm"/>
    </style:style>
    <style:style style:name="co20" style:family="table-column">
      <style:table-column-properties fo:break-before="auto" style:column-width="60.04mm"/>
    </style:style>
    <style:style style:name="co21" style:family="table-column">
      <style:table-column-properties fo:break-before="auto" style:column-width="60.87mm"/>
    </style:style>
    <style:style style:name="co22" style:family="table-column">
      <style:table-column-properties fo:break-before="auto" style:column-width="373.82mm"/>
    </style:style>
    <style:style style:name="co23" style:family="table-column">
      <style:table-column-properties fo:break-before="auto" style:column-width="30.74mm"/>
    </style:style>
    <style:style style:name="co24" style:family="table-column">
      <style:table-column-properties fo:break-before="auto" style:column-width="31.57mm"/>
    </style:style>
    <style:style style:name="co25" style:family="table-column">
      <style:table-column-properties fo:break-before="auto" style:column-width="275.4mm"/>
    </style:style>
    <style:style style:name="co26" style:family="table-column">
      <style:table-column-properties fo:break-before="auto" style:column-width="47.33mm"/>
    </style:style>
    <style:style style:name="co27" style:family="table-column">
      <style:table-column-properties fo:break-before="auto" style:column-width="48.15mm"/>
    </style:style>
    <style:style style:name="co28" style:family="table-column">
      <style:table-column-properties fo:break-before="auto" style:column-width="292.54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ank Qu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ikaleima</text:p>
          </table:table-cell>
          <table:table-cell office:value-type="string" calcext:value-type="string">
            <text:p>KÃ¤yttÃ¤jÃ¤tunnus</text:p>
          </table:table-cell>
          <table:table-cell office:value-type="string" calcext:value-type="string">
            <text:p>Kokonaispisteet</text:p>
          </table:table-cell>
          <table:table-cell office:value-type="string" calcext:value-type="string">
            <text:p>GitHub profiili/repositori</text:p>
          </table:table-cell>
          <table:table-cell office:value-type="string" calcext:value-type="string">
            <text:p>GitHub profiili/repositori [Pisteet]</text:p>
          </table:table-cell>
          <table:table-cell office:value-type="string" calcext:value-type="string">
            <text:p>GitHub profiili/repositori [Palaute]</text:p>
          </table:table-cell>
          <table:table-cell office:value-type="string" calcext:value-type="string">
            <text:p>Immateriaalioikeus</text:p>
          </table:table-cell>
          <table:table-cell office:value-type="string" calcext:value-type="string">
            <text:p>Immateriaalioikeus [Pisteet]</text:p>
          </table:table-cell>
          <table:table-cell office:value-type="string" calcext:value-type="string">
            <text:p>Immateriaalioikeus [Palaute]</text:p>
          </table:table-cell>
          <table:table-cell office:value-type="string" calcext:value-type="string">
            <text:p>Avoin lÃ¤hdekoodi</text:p>
          </table:table-cell>
          <table:table-cell office:value-type="string" calcext:value-type="string">
            <text:p>Avoin lÃ¤hdekoodi [Pisteet]</text:p>
          </table:table-cell>
          <table:table-cell office:value-type="string" calcext:value-type="string">
            <text:p>Avoin lÃ¤hdekoodi [Palaute]</text:p>
          </table:table-cell>
          <table:table-cell office:value-type="string" calcext:value-type="string">
            <text:p>Vapaa ohjelmisto</text:p>
          </table:table-cell>
          <table:table-cell office:value-type="string" calcext:value-type="string">
            <text:p>Vapaa ohjelmisto [Pisteet]</text:p>
          </table:table-cell>
          <table:table-cell office:value-type="string" calcext:value-type="string">
            <text:p>Vapaa ohjelmisto [Palaute]</text:p>
          </table:table-cell>
          <table:table-cell office:value-type="string" calcext:value-type="string">
            <text:p>Ohjelmistopatentti (software patent)</text:p>
          </table:table-cell>
          <table:table-cell office:value-type="string" calcext:value-type="string">
            <text:p>Ohjelmistopatentti (software patent) [Pisteet]</text:p>
          </table:table-cell>
          <table:table-cell office:value-type="string" calcext:value-type="string">
            <text:p>Ohjelmistopatentti (software patent) [Palaute]</text:p>
          </table:table-cell>
          <table:table-cell office:value-type="string" calcext:value-type="string">
            <text:p>TekijÃ¤noikeus (copyright)</text:p>
          </table:table-cell>
          <table:table-cell office:value-type="string" calcext:value-type="string">
            <text:p>TekijÃ¤noikeus (copyright) [Pisteet]</text:p>
          </table:table-cell>
          <table:table-cell office:value-type="string" calcext:value-type="string">
            <text:p>TekijÃ¤noikeus (copyright) [Palaute]</text:p>
          </table:table-cell>
          <table:table-cell office:value-type="string" calcext:value-type="string">
            <text:p>Copyleft</text:p>
          </table:table-cell>
          <table:table-cell office:value-type="string" calcext:value-type="string">
            <text:p>Copyleft [Pisteet]</text:p>
          </table:table-cell>
          <table:table-cell office:value-type="string" calcext:value-type="string">
            <text:p>Copyleft [Palaute]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Creative commons [Pisteet]</text:p>
          </table:table-cell>
          <table:table-cell office:value-type="string" calcext:value-type="string">
            <text:p>Creative commons [Palaute]</text:p>
          </table:table-cell>
          <table:table-cell office:value-type="string" calcext:value-type="string">
            <text:p>Ohjelmistolisenssi</text:p>
          </table:table-cell>
          <table:table-cell office:value-type="string" calcext:value-type="string">
            <text:p>Ohjelmistolisenssi [Pisteet]</text:p>
          </table:table-cell>
          <table:table-cell office:value-type="string" calcext:value-type="string">
            <text:p>Ohjelmistolisenssi [Palaute]</text:p>
          </table:table-cell>
        </table:table-row>
        <table:table-row table:style-name="ro2">
          <table:table-cell office:value-type="string" calcext:value-type="string">
            <text:p>2019/10/31 10:58:19 ap. UTC+2</text:p>
          </table:table-cell>
          <table:table-cell office:value-type="string" calcext:value-type="string">
            <text:p>nico.friberg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Nico-on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n sen takia voimassa ettÃ¤ se suojaa keksintÃ¶jÃ¤ ja kannusta ihmisiÃ¤ keksimÃ¤Ã¤n uusia asioita eikÃ¤ kopioimaan muiden keksintÃ¶jÃ¤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vapaudesta kÃ¤yttÃ¤Ã¤ yleistettyÃ¤ koodia se auttaa kehitystÃ¤ ja helpottaa aloittamista 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<text:s/>on sellainen tietokoneohjelmisto, joka kunnioittaa ohjelman kÃ¤yttÃ¤jÃ¤n vapauksia kÃ¤yttÃ¤Ã¤, muokata ja jakaa kyseistÃ¤ ohjelmistoa <text:s/>se auttaa pitÃ¤mÃ¤Ã¤n omat keksinnÃ¶t suojass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/>
            <text:p>Ohjelmistopatentti antaa tilapÃ¤isen omistusoikeuden keksinnÃ¶istÃ¤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kijÃ¤noikeus suojaa vain teoksen persoonallista ilmaisumuotoa 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Copyleft-lisenssit perustuvat siihen, ettÃ¤ ne kumoavat automaattiset tekijÃ¤noikeudet sallimalla teoksen vapaan muokkaamisen, kopioinnin, ja kÃ¤yttÃ¤misen omissa teoksiss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pyrkii edistÃ¤mÃ¤Ã¤n luovan tyÃ¶n tuotteiden levittÃ¤mistÃ¤ maksuttomien juridisten tyÃ¶kalujen avull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hjelmistolisenssi on oikeudellinen vÃ¤line (yleensÃ¤ sopimuslailla, painetun aineiston kanssa tai ilman), joka ohjaa ohjelmiston kÃ¤yttÃ¶Ã¤ tai uudelleenjakelua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1:04:16 ap. UTC+2</text:p>
          </table:table-cell>
          <table:table-cell office:value-type="string" calcext:value-type="string">
            <text:p>samuel.westen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SammeW/Hello-there-</text:p>
          </table:table-cell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Patentilla saa yksinoikeuden ohjelmiston ammattimaiseen hyvÃ¤ksikÃ¤ytÃ¶Ã¶n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Suojaa tietokoneohjelman esiintymismuodon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Vapaa ohjelmisto, mikÃ¤ julkaistaan samalla lisenssillÃ¤ kuin alkuperÃ¤inen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Jaat osan tekijÃ¤noikeuksistasi ja annat vapauksa kÃ¤yttÃ¤Ã¤ ohjelmisto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hjelmiston kÃ¤yttÃ¶Ã¶n oikeuttava sopimus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2:14:27 ip. UTC+2</text:p>
          </table:table-cell>
          <table:table-cell office:value-type="string" calcext:value-type="string">
            <text:p>topi.tervonen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https://github.com/topihemuli/klaukkal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kijÃ¤oikeudet ja teollisoikeudet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apa tietokoneohjelmisto kehittÃ¤miseen ja jakamiseen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ietokoneohjelmisto joka antaa kÃ¤yttÃ¤jÃ¤lle vapauksia jakaa ja muokata ohjelma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hjelmistopatentti suojaa ohjemistoa jotta toiset eivÃ¤t voi myydÃ¤ tai kÃ¤yttÃ¤Ã¤ ilman patentin omistajan lupa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kertoo kelle teoksen oikeudet kuuluvat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muokkattuja teoksia julkaistaan samalla lisenssillÃ¤ alkuperÃ¤isen teoksen kanss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creative commmonssilla jaat tekijÃ¤oikeuksiasi ja annat valitsemasi vapaudet teoksesi katsojalle,kokijalle tai kÃ¤yttÃ¤jÃ¤lle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estÃ¤Ã¤ ohjelman parantamisen ja tutkimisen mutta antaa kÃ¤yttÃ¤Ã¤ vapaasti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2:29:13 ip. UTC+2</text:p>
          </table:table-cell>
          <table:table-cell office:value-type="string" calcext:value-type="string">
            <text:p>erik.roivainen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https://github.com/krakkikeisari/krakhtml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kijÃ¤noikeus, patentti etc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LÃ¤hdekoodi jotai voi vapaasti muokkaa tai jaka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hjelmisto jota voi vapaasti muokkaa tai jaka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Yksinoikeus hyÃ¶tyÃ¤ ohjelmistost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Yksinoikeus pÃ¤Ã¤ttÃ¤Ã¤ mihin teosta kÃ¤ytetÃ¤Ã¤n tai mitÃ¤ sille tehdÃ¤Ã¤n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apa levittÃ¤Ã¤ vapaita ohjelmia ja teoksia siten ettÃ¤ muokattu teos julkaistaan samalla lisenssillÃ¤ kuin alkuperÃ¤inen teos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Lisenssi joka antaa lisÃ¤oikeuksia materiaalin hyÃ¶dyntÃ¤miseen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Lisenssi joka oikeuttaa ohjelmiston kÃ¤ytÃ¶n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2:36:18 ip. UTC+2</text:p>
          </table:table-cell>
          <table:table-cell office:value-type="string" calcext:value-type="string">
            <text:p>karinen.lauri@gmail.com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LauriKarinen/Karinen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hyv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hyv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hyv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EttÃ¤ kukaan muu ei saa kÃ¤yttÃ¤Ã¤ sinun tekemÃ¤Ã¤ ohjelmisto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Kukaan ei saa kopioida sinun tekemÃ¤Ã¤ tuotost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Ilmainen asia jolla ei ole tekijÃ¤noikeuksi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rganisaatio joka antaa tÃ¶itÃ¤ muilla vapaasti jaettavaksi ja sen kehittÃ¤miseksi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Antaa haltijan mÃ¤Ã¤ritellÃ¤ miten hÃ¤n haluaa ettÃ¤ hÃ¤nen ohjelmistoa kÃ¤ytetÃ¤Ã¤n, muunnellaawn tai kopioidaan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2:56:55 ip. UTC+2</text:p>
          </table:table-cell>
          <table:table-cell office:value-type="string" calcext:value-type="string">
            <text:p>jussi.nousiainen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Jussinousiainen/JN</text:p>
          </table:table-cell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hjelmistopatentti on omistusoikeus, joka suojaa tietokoneohjelmia tai kaikkia tietokoneen suorituksia tietokoneohjelmilt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muilla ei ole oikeutta kÃ¤yttÃ¤Ã¤ teosta ilman tekijÃ¤n lupaa. TekijÃ¤noikeus ei suojaa idea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apa levittÃ¤Ã¤ vapaita ohjelmistoja ja teoksia. <text:s/>Sen tarkoitus on, ettÃ¤ muokattu teos julkaistaan samalla lisenssillÃ¤ kuin alkuperÃ¤inen teos, jolloin kaikki saavat samat vapaudet teoksen kopiointiin, muokkaamiseen ja levitykseen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pyrkii edistÃ¤mÃ¤Ã¤n luovan tyÃ¶n tuotteiden levittÃ¤mistÃ¤ maksuttomien juridisten tyÃ¶kalujen avull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ietokoneohjelmiston lisenssiksi ymmÃ¤rretÃ¤Ã¤n yleensÃ¤ lisenssipapereihin painettu, ohjelmiston rekisterÃ¶imiseksi tarvittava sarjanumero ja sen mukana tulevat kÃ¤yttÃ¶ehdot.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2">
          <table:table-cell office:value-type="string" calcext:value-type="string">
            <text:p>2019/10/31 1:08:13 ip. UTC+2</text:p>
          </table:table-cell>
          <table:table-cell office:value-type="string" calcext:value-type="string">
            <text:p>liimatainenpanu@gmail.com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https://github.com/pantsa1/panu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hty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hty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hty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/>
            <text:p>Ohjelmistopatentti on omistusoikeus, joka suojaa tietokoneohjelmia tai kaikkia tietokoneen suorituksia tietokoneohjelmilt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kijÃ¤noikeus on tekijÃ¤n oikeus kirjalliseen tai taiteelliseen teokseen, josta yleensÃ¤ sÃ¤Ã¤detÃ¤Ã¤n monilla tavoilla kansallisissa lainsÃ¤Ã¤dÃ¤nnÃ¶issÃ¤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Copyleft on kÃ¤yttÃ¤jÃ¤noikeus jolla on tapa levittÃ¤Ã¤ vapaita ohjelmistoja ja teoksi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Creative Commons on Yhdysvalloissa perustettu jÃ¤rjestÃ¶, joka pyrkii edistÃ¤mÃ¤Ã¤n luovan tyÃ¶n tuotteiden levittÃ¤mistÃ¤ maksuttomien juridisten tyÃ¶kalujen avull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hjelmiston tai muun immateriaalioikeuden alaisen omaisuuden kÃ¤yttÃ¶Ã¶n oikeuttava sopimus.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:12:40 ip. UTC+2</text:p>
          </table:table-cell>
          <table:table-cell office:value-type="string" calcext:value-type="string">
            <text:p>roni.kilpinen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romps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Aineettomia oikeuksi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Antaa kehittÃ¤Ã¤ ja jaella tietokoneohjelmistoj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arkoittaa ohjelmistoa, jonka lÃ¤hdekoodi on vapaasti saatavilla, ja jota saa muokattynakin levittÃ¤Ã¤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iedotteita tai yleisiÃ¤ kirjoituksia oikeudellisista aiheista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kijÃ¤n lÃ¤htÃ¶kohtaista yksinoikeutta pÃ¤Ã¤ttÃ¤Ã¤ teoksensa kÃ¤ytÃ¶stÃ¤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kijÃ¤ antaa luvan jakaa ja miokata oma tyÃ¶tÃ¤Ã¤n vapaasti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Se antaa lisÃ¤oikeuksia materiaalin hyÃ¶dyntÃ¤miseen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sallistumisessa ei ole tekijÃ¤noikeuksia teksteihin.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:28:30 ip. UTC+2</text:p>
          </table:table-cell>
          <table:table-cell office:value-type="string" calcext:value-type="string">
            <text:p>seve.partanen@gmail.com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severi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Immateriaalioikeudet ovat omistusoikeuden ja sopimusoikeuden lÃ¤heinen aineettomiin omistuksiin liittyvÃ¤ oikeudenal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Avoin lÃ¤hdekoodi tarkoittaa tietokoneohjelmien tuottamis- ja kehitysmenetelmiÃ¤, jotka tarjoavat kÃ¤yttÃ¤jÃ¤lle mahdollisuuden tutustua ohjelman lÃ¤hdekoodiin ja muokata sitÃ¤ omien tarpeidensa mukaisesti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Vapaa ohjelmisto on sellainen tietokoneohjelmisto, joka kunnioittaa ohjelman kÃ¤yttÃ¤jÃ¤n vapauksia kÃ¤yttÃ¤Ã¤, muokata ja jakaa kyseistÃ¤ ohjelmisto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hjelmistopatentti on omaisuusoikeus, joka suojaa tietokoneohjelmia tai tietokoneen suoritusta tietokoneohjelmilt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<text:s/>TekijÃ¤noikeus suojaa vain teoksen persoonallista ilmaisumuotoa se ei suojaa idea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kÃ¤yttÃ¤jÃ¤noikeus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<text:s/>JÃ¤rjestÃ¶ tarjoaa erilaisia lisenssejÃ¤, joilla voi mÃ¤Ã¤rÃ¤tÃ¤, mitkÃ¤ tekijÃ¤noikeuslain suomista yksinoikeuksista tekijÃ¤ pitÃ¤Ã¤ itsellÃ¤Ã¤n ja mitkÃ¤ jakaa muille.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se on ohjelmiston <text:s/>omaisuuden kÃ¤yttÃ¶Ã¶n oikeuttava sopimus. 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:33:58 ip. UTC+2</text:p>
          </table:table-cell>
          <table:table-cell office:value-type="string" calcext:value-type="string">
            <text:p>patrik.rasanen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patez11/kukkakeppi</text:p>
          </table:table-cell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kukaan muu ei saa kÃ¤yttÃ¤Ã¤ sinun tekemÃ¤Ã¤ materiaalia jos sinulla on ohjelmisto patentti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kijÃ¤noikeus tarkottaa ettÃ¤ jokaisella on oikeudet omista luonnoksist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on richard stallmanin kehittÃ¤mÃ¤ kÃ¤site on tapa leivttÃ¤Ã¤ vapaita ohjelmistoj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crative commons on firma <text:s/>joka pyrkii edistÃ¤mÃ¤Ã¤n luovan tyÃ¶n tuotteiden levittÃ¤mistÃ¤ maksuttomien jurdistien avulla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linssipaperiin painettu sarjanumero</text:p>
          </table:table-cell>
          <table:table-cell office:value-type="string" calcext:value-type="string">
            <text:p>-- / 0</text:p>
          </table:table-cell>
          <table:table-cell/>
        </table:table-row>
        <table:table-row table:style-name="ro1">
          <table:table-cell office:value-type="string" calcext:value-type="string">
            <text:p>2019/10/31 1:46:54 ip. UTC+2</text:p>
          </table:table-cell>
          <table:table-cell office:value-type="string" calcext:value-type="string">
            <text:p>joni.kuusanmaki@opp.eduvantaa.fi</text:p>
          </table:table-cell>
          <table:table-cell office:value-type="string" calcext:value-type="string">
            <text:p>0.00 / 0</text:p>
          </table:table-cell>
          <table:table-cell office:value-type="string" calcext:value-type="string">
            <text:p>https://github.com/kapseri/Koodit</text:p>
          </table:table-cell>
          <table:table-cell office:value-type="string" calcext:value-type="string">
            <text:p>-- / 0</text:p>
          </table:table-cell>
          <table:table-cell/>
          <table:table-cell office:value-type="string" calcext:value-type="string">
            <text:p>tehty</text:p>
          </table:table-cell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 table:number-columns-repeated="2"/>
          <table:table-cell office:value-type="string" calcext:value-type="string">
            <text:p>-- / 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5" meta:object-count="0"/>
    <meta:generator>LibreOffice/5.2.3.3$Windows_X86_64 LibreOffice_project/d54a8868f08a7b39642414cf2c8ef2f228f780cf</meta:generator>
  </office:meta>
</office:document-meta>
</file>